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0cm" fo:text-indent="-2cm" style:auto-text-indent="false"/>
      <style:text-properties style:font-name="Arial" fo:font-size="11pt" fo:font-weight="bold" style:font-size-asian="11pt" style:font-size-complex="11pt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6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1" style:family="paragraph" style:parent-style-name="Text_20_body">
      <style:paragraph-properties fo:break-before="page"/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2.065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PCheader#%</text:p>
      <text:p text:style-name="P12"/>
      <text:p text:style-name="P8">%=NSS_BILLAG=%</text:p>
      <text:p text:style-name="P8"/>
      <text:p text:style-name="P1">%=TITRE_BILLAG=%</text:p>
      <text:p text:style-name="P3"/>
      <text:p text:style-name="P5">%=POLITESSE_BILLAG=%</text:p>
      <text:p text:style-name="P3">%=PAR1_BILLAG=%</text:p>
      <text:p text:style-name="P3">%=PAR2_BILLAG=%</text:p>
      <text:p text:style-name="P3">%=PAR3_BILLAG=%</text:p>
      <text:p text:style-name="P3">%=PAR4_BILLAG=%</text:p>
      <text:p text:style-name="P9"/>
      <text:p text:style-name="P10">%=SALUTATIONS_BILLAG=%</text:p>
      <text:p text:style-name="P9"/>
      <text:p text:style-name="P9"/>
      <text:p text:style-name="P7"/>
      <text:p text:style-name="P11"/>
      <text:p text:style-name="P2"/>
      <text:p text:style-name="P4"><text:tab/></text:p>
      <text:p text:style-name="P7"><draw:frame draw:style-name="fr1" draw:name="Frame1" text:anchor-type="paragraph" svg:x="12.051cm" svg:y="0.46cm" svg:width="5.955cm" draw:z-index="0"><draw:text-box fo:min-height="0.769cm"><text:p text:style-name="P14">%=ADRESSE_FORM=%</text:p></draw:text-box></draw:frame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0-30T16:39:13.86</dc:date>
    <meta:editing-cycles>33</meta:editing-cycles>
    <meta:editing-duration>PT1H4M44S</meta:editing-duration>
    <meta:document-statistic meta:table-count="0" meta:image-count="0" meta:object-count="0" meta:page-count="2" meta:paragraph-count="13" meta:word-count="13" meta:character-count="188"/>
    <meta:user-defined meta:name="Info 1"/>
    <meta:user-defined meta:name="Info 2"/>
    <meta:user-defined meta:name="Info 3"/>
    <meta:user-defined meta:name="Info 4"/>
  </office:meta>
</office:document-meta>
</file>